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Standard" style:font-family-generic="roman" style:font-pitch="variable"/>
  </office:font-face-decls>
  <office:automatic-styles>
    <style:style style:name="P1" style:family="paragraph" style:parent-style-name="Standard">
      <style:text-properties officeooo:rsid="00179a55" officeooo:paragraph-rsid="00179a55"/>
    </style:style>
    <style:style style:name="T1" style:family="text">
      <style:text-properties style:font-name="Times New Roman1"/>
    </style:style>
    <style:style style:name="T2" style:family="text">
      <style:text-properties officeooo:rsid="00179a55"/>
    </style:style>
    <style:style style:name="T3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achelorarbeit</text:p>
      <text:p text:style-name="Heading"><text:span text:style-name="T2">1. Einleitung</text:span></text:p>
      <text:p text:style-name="P1">Hier her kommt der Text der Einleitung.<text:line-break/>Das Ziel dieser Schrifft ist es zu beschreiben, wie ein Simples feed Forward netzwerk Funktioniert und Programmiert wird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Standar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2" fo:font-family="'Times New Roman'" style:font-style-name="Standard" style:font-family-generic="roman" style:font-pitch="variable" officeooo:rsid="00160cb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2" fo:font-family="'Times New Roman'" style:font-style-name="Standard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1T17:23:51.855062987</meta:creation-date>
    <dc:date>2023-08-31T21:10:38.005749435</dc:date>
    <meta:editing-duration>PT3H25M5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" meta:word-count="28" meta:character-count="189" meta:non-whitespace-character-count="163"/>
  </office:meta>
</office:document-meta>
</file>